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4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Explanation</text:p>
          </table:table-cell>
          <table:table-cell/>
        </table:table-row>
        <table:table-row table:style-name="ro1">
          <table:table-cell table:style-name="ce1" office:value-type="string" calcext:value-type="string">
            <text:p>64a59b05-1d9b-4d63-8f14-e0afcf3822db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7d376b37-e87b-4182-8f6b-1f578f443899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74ff7bb2-c9e7-46a9-a063-6b7447099bac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  <table:table-cell/>
        </table:table-row>
        <table:table-row table:style-name="ro1">
          <table:table-cell office:value-type="string" calcext:value-type="string">
            <text:p>f81bc0d0-14f1-4c81-a401-ef78b619cde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1f177338-a9e1-4dac-8775-231a208d3f1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d6174570-67ab-4186-987b-40f80f07db93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66715ea3-38c5-4d30-bd6a-1643fd5fb870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273ebd98-084a-4146-9eff-5ede8b263b2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  <table:table-cell/>
        </table:table-row>
        <table:table-row table:style-name="ro1">
          <table:table-cell office:value-type="string" calcext:value-type="string">
            <text:p>2e62b2c7-3ad1-41fc-8c49-68073122c8b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 </text:p>
          </table:table-cell>
          <table:table-cell/>
        </table:table-row>
        <table:table-row table:style-name="ro1">
          <table:table-cell office:value-type="string" calcext:value-type="string">
            <text:p>ac028814-8a07-4b4c-abbf-7df0105d101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  <table:table-cell office:value-type="string" calcext:value-type="string">
            <text:p>Duplicate 273ebd98-084a-4146-9eff-5ede8b263b2d</text:p>
          </table:table-cell>
        </table:table-row>
        <table:table-row table:style-name="ro1">
          <table:table-cell office:value-type="string" calcext:value-type="string">
            <text:p>39648bd7-339f-4a48-b240-5ea3af74e9e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6258efa0-5d68-4fc3-a5e3-bd86dff736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699136c7-70c2-4acb-9d96-84d0f3c6247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d7b1d51f-8f29-4524-92b2-9aa9333dbdb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cf496555-0c02-4212-87d3-5cdbbc5850d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307237f6-5aa5-4ef6-a9da-c7bd4a2d31c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25e16e7f-419e-4d7b-b039-da42eb00493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63eccd4b-5d1e-4ab9-b9e5-7a690b343ab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a5f8f8dc-44f5-45b4-8054-385edcb44b9d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b4f3e0ed-8f05-440d-8f1f-418cd5fefd4f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aa7410d6-329b-4bdd-90d3-cd6ad8eddcb2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065592aa-974b-469f-b6af-c34d65af143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90fb3fa5-41a2-4b3d-a3ef-108e305e4428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dening and narrowing/generalization and specialization cases are not detected by JapiCmp nor by Maracas</text:p>
          </table:table-cell>
          <table:table-cell/>
        </table:table-row>
        <table:table-row table:style-name="ro1">
          <table:table-cell office:value-type="string" calcext:value-type="string">
            <text:p>2cd4bcab-e2af-4b29-8f07-9255b009df4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916fbdd0-17c3-43ff-8426-6cce09c5fa7d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e85f70e6-804d-42e5-9591-a822d9ccdc40</text:p>
          </table:table-cell>
          <table:table-cell table:number-columns-repeated="2" office:value-type="string" calcext:value-type="string">
            <text:p>F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hod moved from/to supeclass</text:p>
          </table:table-cell>
          <table:table-cell/>
        </table:table-row>
        <table:table-row table:style-name="ro1">
          <table:table-cell office:value-type="string" calcext:value-type="string">
            <text:p>b83986ee-8f11-428a-8079-459f55a4d8f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less accessible class</text:p>
          </table:table-cell>
          <table:table-cell/>
        </table:table-row>
        <table:table-row table:style-name="ro1">
          <table:table-cell office:value-type="string" calcext:value-type="string">
            <text:p>bfddcee9-b637-4465-8f3b-e8e311bc4199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porting broken use when dealing with type (un)boxing</text:p>
          </table:table-cell>
          <table:table-cell/>
        </table:table-row>
        <table:table-row table:style-name="ro1">
          <table:table-cell office:value-type="string" calcext:value-type="string">
            <text:p>7dd76e52-7a12-4010-ba9f-8993b83bf6b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7141c61d-6257-40d7-a1ac-99276595d1c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class</text:p>
          </table:table-cell>
          <table:table-cell/>
        </table:table-row>
        <table:table-row table:style-name="ro1">
          <table:table-cell office:value-type="string" calcext:value-type="string">
            <text:p>6bb61e5b-b8df-40d0-bc8c-d98343feef4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inting to an object of a removed superclass</text:p>
          </table:table-cell>
          <table:table-cell/>
        </table:table-row>
        <table:table-row table:style-name="ro1">
          <table:table-cell office:value-type="string" calcext:value-type="string">
            <text:p>36959baa-c5a4-44d2-b3ae-0da168bac4e0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  <table:table-cell/>
        </table:table-row>
        <table:table-row table:style-name="ro1">
          <table:table-cell office:value-type="string" calcext:value-type="string">
            <text:p>853d277d-9b48-4467-a056-fa420ad0f7f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  <table:table-cell/>
        </table:table-row>
        <table:table-row table:style-name="ro1">
          <table:table-cell office:value-type="string" calcext:value-type="string">
            <text:p>97bfcc50-871a-40e4-91d6-73fa19dc0a1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d8653073-340f-45ca-9c95-36e90a62d0e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  <table:table-cell/>
        </table:table-row>
        <table:table-row table:style-name="ro1">
          <table:table-cell office:value-type="string" calcext:value-type="string">
            <text:p>c693e8fa-8d0c-47fd-b6d4-bb9c6051e8c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6481fe24-aa91-4b47-92bb-a6ef53557219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f0ebc8b3-8db4-44c0-8609-bb0be3819318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d9a67e83-0323-45ec-9109-611c55a52d85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50d17ee3-219b-4f00-b5c1-fdaeb7904f3a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implemented BC (constructor less accessible)</text:p>
          </table:table-cell>
          <table:table-cell/>
        </table:table-row>
        <table:table-row table:style-name="ro1">
          <table:table-cell office:value-type="string" calcext:value-type="string">
            <text:p>bcf1efed-0eef-4f26-96b4-b4dbf5bb7d24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54a0a9ab-3765-425a-baf4-f9a5cac67fd9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>
          <table:table-cell office:value-type="string" calcext:value-type="string">
            <text:p>9c109f5a-9367-486d-b7ca-22fca5da99f2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  <table:table-cell/>
        </table:table-row>
        <table:table-row table:style-name="ro1">
          <table:table-cell office:value-type="string" calcext:value-type="string">
            <text:p>333abb06-2dac-4d3a-820a-5137f10a8a8f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cation of broken use when reporting a method return type change 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 Classification</text:p>
          </table:table-cell>
          <table:table-cell office:value-type="string" calcext:value-type="string">
            <text:p>Manual 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([.B2:.B46]; &quot;FP&quot;)" office:value-type="float" office:value="31" calcext:value-type="float">
            <text:p>31</text:p>
          </table:table-cell>
          <table:table-cell table:formula="of:=COUNTIF([.C2:.C45]; &quot;FP&quot;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([.B2:.B46]; &quot;FN&quot;)" office:value-type="float" office:value="13" calcext:value-type="float">
            <text:p>13</text:p>
          </table:table-cell>
          <table:table-cell table:formula="of:=COUNTIF([.C2:.C45]; &quot;FN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74" calcext:value-type="float">
            <text:p>174</text:p>
          </table:table-cell>
          <table:table-cell table:formula="of:=[.B51]+COUNTIF([.C2:.C45]; &quot;TP&quot;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arded</text:p>
          </table:table-cell>
          <table:table-cell office:value-type="float" office:value="0" calcext:value-type="float">
            <text:p>0</text:p>
          </table:table-cell>
          <table:table-cell table:formula="of:=COUNTIF([.C2:.C45]; &quot;-&quot;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9:.B51])" office:value-type="float" office:value="218" calcext:value-type="float">
            <text:p>218</text:p>
          </table:table-cell>
          <table:table-cell table:formula="of:=SUM([.C49:.C51]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51]/([.B51]+[.B49])" office:value-type="float" office:value="0.848780487804878" calcext:value-type="float">
            <text:p>0.848780487804878</text:p>
          </table:table-cell>
          <table:table-cell table:formula="of:=[.C51]/([.C51]+[.C49])" office:value-type="float" office:value="0.926829268292683" calcext:value-type="float">
            <text:p>0.9268292682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51]/([.B51]+[.B50])" office:value-type="float" office:value="0.93048128342246" calcext:value-type="float">
            <text:p>0.93048128342246</text:p>
          </table:table-cell>
          <table:table-cell table:formula="of:=[.C51]/([.C51]+[.C50])" office:value-type="float" office:value="0.994764397905759" calcext:value-type="float">
            <text:p>0.9947643979057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9:21:03.134382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1T16:59:11.391244972</dc:date>
    <dc:creator>Lina </dc:creator>
    <meta:editing-duration>PT16H33M42S</meta:editing-duration>
    <meta:editing-cycles>55</meta:editing-cycles>
    <meta:generator>LibreOffice/7.1.7.2$Linux_X86_64 LibreOffice_project/10$Build-2</meta:generator>
    <meta:document-statistic meta:table-count="1" meta:cell-count="249" meta:object-count="0"/>
  </office:meta>
</office:document-meta>
</file>